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table:number-columns-repeated="3"/>
          <table:table-cell/>
          <table:table-cell table:style-name="ce11" table:formula="of:=[.V90]-[.V89]" office:value-type="percentage" office:value="-12.3422888508971">
            <text:p>-1234.23%</text:p>
          </table:table-cell>
          <table:table-cell table:style-name="ce11" table:formula="of:=([.T90]-[.$I$3])/[.$J$3]" office:value-type="percentage" office:value="-12.1487799562606">
            <text:p>-1214.88%</text:p>
          </table:table-cell>
          <table:table-cell table:style-name="ce8" table:formula="of:=[.T90]-[.T89]" office:value-type="float" office:value="-2495039802">
            <text:p>-2,495,039,802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table:number-columns-repeated="3"/>
          <table:table-cell/>
          <table:table-cell table:style-name="ce11" table:formula="of:=[.V91]-[.V90]" office:value-type="percentage" office:value="0">
            <text:p>0.00%</text:p>
          </table:table-cell>
          <table:table-cell table:style-name="ce11" table:formula="of:=([.T91]-[.$I$3])/[.$J$3]" office:value-type="percentage" office:value="-12.1487799562606">
            <text:p>-1214.88%</text:p>
          </table:table-cell>
          <table:table-cell table:style-name="ce8" table:formula="of:=[.T91]-[.T90]" office:value-type="float" office:value="0">
            <text:p>0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table:number-columns-repeated="3"/>
          <table:table-cell/>
          <table:table-cell table:style-name="ce11" table:formula="of:=[.V92]-[.V91]" office:value-type="percentage" office:value="0">
            <text:p>0.00%</text:p>
          </table:table-cell>
          <table:table-cell table:style-name="ce11" table:formula="of:=([.T92]-[.$I$3])/[.$J$3]" office:value-type="percentage" office:value="-12.1487799562606">
            <text:p>-1214.88%</text:p>
          </table:table-cell>
          <table:table-cell table:style-name="ce8" table:formula="of:=[.T92]-[.T91]" office:value-type="float" office:value="0">
            <text:p>0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table:number-columns-repeated="3"/>
          <table:table-cell/>
          <table:table-cell table:style-name="ce11" table:formula="of:=[.V93]-[.V92]" office:value-type="percentage" office:value="0">
            <text:p>0.00%</text:p>
          </table:table-cell>
          <table:table-cell table:style-name="ce11" table:formula="of:=([.T93]-[.$I$3])/[.$J$3]" office:value-type="percentage" office:value="-12.1487799562606">
            <text:p>-1214.88%</text:p>
          </table:table-cell>
          <table:table-cell table:style-name="ce8" table:formula="of:=[.T93]-[.T92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table:number-columns-repeated="3"/>
          <table:table-cell/>
          <table:table-cell table:style-name="ce11" table:formula="of:=[.V94]-[.V93]" office:value-type="percentage" office:value="0">
            <text:p>0.00%</text:p>
          </table:table-cell>
          <table:table-cell table:style-name="ce11" table:formula="of:=([.T94]-[.$I$3])/[.$J$3]" office:value-type="percentage" office:value="-12.1487799562606">
            <text:p>-1214.88%</text:p>
          </table:table-cell>
          <table:table-cell table:style-name="ce8" table:formula="of:=[.T94]-[.T93]" office:value-type="float" office:value="0">
            <text:p>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table:number-columns-repeated="3"/>
          <table:table-cell/>
          <table:table-cell table:style-name="ce11" table:formula="of:=[.V95]-[.V94]" office:value-type="percentage" office:value="0">
            <text:p>0.00%</text:p>
          </table:table-cell>
          <table:table-cell table:style-name="ce11" table:formula="of:=([.T95]-[.$I$3])/[.$J$3]" office:value-type="percentage" office:value="-12.1487799562606">
            <text:p>-1214.88%</text:p>
          </table:table-cell>
          <table:table-cell table:style-name="ce8" table:formula="of:=[.T95]-[.T94]" office:value-type="float" office:value="0">
            <text:p>0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8"/>
          <table:table-cell/>
          <table:table-cell table:style-name="ce11" table:formula="of:=[.V96]-[.V95]" office:value-type="percentage" office:value="0">
            <text:p>0.00%</text:p>
          </table:table-cell>
          <table:table-cell table:style-name="ce11" table:formula="of:=([.T96]-[.$I$3])/[.$J$3]" office:value-type="percentage" office:value="-12.1487799562606">
            <text:p>-1214.88%</text:p>
          </table:table-cell>
          <table:table-cell table:style-name="ce8" table:formula="of:=[.T96]-[.T95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8"/>
          <table:table-cell/>
          <table:table-cell table:style-name="ce11" table:formula="of:=[.V97]-[.V96]" office:value-type="percentage" office:value="0">
            <text:p>0.00%</text:p>
          </table:table-cell>
          <table:table-cell table:style-name="ce11" table:formula="of:=([.T97]-[.$I$3])/[.$J$3]" office:value-type="percentage" office:value="-12.1487799562606">
            <text:p>-1214.88%</text:p>
          </table:table-cell>
          <table:table-cell table:style-name="ce8" table:formula="of:=[.T97]-[.T96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98]-[.V97]" office:value-type="percentage" office:value="0">
            <text:p>0.00%</text:p>
          </table:table-cell>
          <table:table-cell table:style-name="ce11" table:formula="of:=([.T98]-[.$I$3])/[.$J$3]" office:value-type="percentage" office:value="-12.1487799562606">
            <text:p>-1214.88%</text:p>
          </table:table-cell>
          <table:table-cell table:style-name="ce8" table:formula="of:=[.T98]-[.T97]" office:value-type="float" office:value="0">
            <text:p>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99]-[.V98]" office:value-type="percentage" office:value="0">
            <text:p>0.00%</text:p>
          </table:table-cell>
          <table:table-cell table:style-name="ce11" table:formula="of:=([.T99]-[.$I$3])/[.$J$3]" office:value-type="percentage" office:value="-12.1487799562606">
            <text:p>-1214.88%</text:p>
          </table:table-cell>
          <table:table-cell table:style-name="ce8" table:formula="of:=[.T99]-[.T98]" office:value-type="float" office:value="0">
            <text:p>0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0]-[.V99]" office:value-type="percentage" office:value="0">
            <text:p>0.00%</text:p>
          </table:table-cell>
          <table:table-cell table:style-name="ce11" table:formula="of:=([.T100]-[.$I$3])/[.$J$3]" office:value-type="percentage" office:value="-12.1487799562606">
            <text:p>-1214.88%</text:p>
          </table:table-cell>
          <table:table-cell table:style-name="ce8" table:formula="of:=[.T100]-[.T99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1]-[.V100]" office:value-type="percentage" office:value="0">
            <text:p>0.00%</text:p>
          </table:table-cell>
          <table:table-cell table:style-name="ce11" table:formula="of:=([.T101]-[.$I$3])/[.$J$3]" office:value-type="percentage" office:value="-12.1487799562606">
            <text:p>-1214.88%</text:p>
          </table:table-cell>
          <table:table-cell table:style-name="ce8" table:formula="of:=[.T101]-[.T100]" office:value-type="float" office:value="0">
            <text:p>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2]-[.V101]" office:value-type="percentage" office:value="0">
            <text:p>0.00%</text:p>
          </table:table-cell>
          <table:table-cell table:style-name="ce11" table:formula="of:=([.T102]-[.$I$3])/[.$J$3]" office:value-type="percentage" office:value="-12.1487799562606">
            <text:p>-1214.88%</text:p>
          </table:table-cell>
          <table:table-cell table:style-name="ce8" table:formula="of:=[.T102]-[.T101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3]-[.V102]" office:value-type="percentage" office:value="0">
            <text:p>0.00%</text:p>
          </table:table-cell>
          <table:table-cell table:style-name="ce11" table:formula="of:=([.T103]-[.$I$3])/[.$J$3]" office:value-type="percentage" office:value="-12.1487799562606">
            <text:p>-1214.88%</text:p>
          </table:table-cell>
          <table:table-cell table:style-name="ce8" table:formula="of:=[.T103]-[.T102]" office:value-type="float" office:value="0">
            <text:p>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4]-[.V103]" office:value-type="percentage" office:value="0">
            <text:p>0.00%</text:p>
          </table:table-cell>
          <table:table-cell table:style-name="ce11" table:formula="of:=([.T104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5]-[.V104]" office:value-type="percentage" office:value="0">
            <text:p>0.00%</text:p>
          </table:table-cell>
          <table:table-cell table:style-name="ce11" table:formula="of:=([.T105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6]-[.V105]" office:value-type="percentage" office:value="0">
            <text:p>0.00%</text:p>
          </table:table-cell>
          <table:table-cell table:style-name="ce11" table:formula="of:=([.T106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7]-[.V106]" office:value-type="percentage" office:value="0">
            <text:p>0.00%</text:p>
          </table:table-cell>
          <table:table-cell table:style-name="ce11" table:formula="of:=([.T107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14"/>
          <table:table-cell table:style-name="ce11" table:formula="of:=[.V108]-[.V107]" office:value-type="percentage" office:value="12.1487799562606">
            <text:p>1214.88%</text:p>
          </table:table-cell>
          <table:table-cell/>
          <table:table-cell table:number-columns-repeated="2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14"/>
          <table:table-cell table:style-name="ce11" table:formula="of:=[.V109]-[.V108]" office:value-type="percentage" office:value="0">
            <text:p>0.00%</text:p>
          </table:table-cell>
          <table:table-cell/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14"/>
          <table:table-cell table:style-name="ce11" table:formula="of:=[.V110]-[.V109]" office:value-type="percentage" office:value="0">
            <text:p>0.00%</text:p>
          </table:table-cell>
          <table:table-cell/>
          <table:table-cell table:number-columns-repeated="2"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 table:number-rows-repeated="23">
          <table:table-cell table:number-columns-repeated="27"/>
          <table:table-cell table:style-name="ce8"/>
          <table:table-cell table:number-columns-repeated="8"/>
        </table:table-row>
        <table:table-row table:style-name="ro3" table:number-rows-repeated="831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4cm" draw:z-index="19" draw:name="http://hydra-media.cursecdn.com/pathofexile.gamepedia.com/0/05/Excavation_Map.png?version=523d5f4c86704b5e1d382e5615a8b870" draw:style-name="gr1" draw:text-style-name="P1" svg:width="4.127cm" svg:height="41.837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61cm" draw:z-index="37" draw:name="http://hydra-media.cursecdn.com/pathofexile.gamepedia.com/b/b8/Vaal_Temple_Map.png?version=ace9c20195063cb8fba9752c1cb8c666" draw:style-name="gr1" draw:text-style-name="P1" svg:width="4.127cm" svg:height="20.601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28/09/2016</text:date>, <text:time>22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09-28T22:20:00.84</dc:date>
    <dc:creator>Andrew Koidan</dc:creator>
    <meta:editing-duration>P9DT14H8M35S</meta:editing-duration>
    <meta:editing-cycles>453</meta:editing-cycles>
    <meta:generator>OpenOffice/4.1.2$Win32 OpenOffice.org_project/412m3$Build-9782</meta:generator>
    <meta:document-statistic meta:table-count="3" meta:cell-count="2495" meta:object-count="48"/>
  </office:meta>
</office:document-meta>
</file>